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9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6e6e6" fo:border="0.002cm solid #808080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maucisynt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Gprof times for maucisynth</text:p>
          </table:table-cell>
          <table:table-cell table:number-columns-repeated="2"/>
          <table:table-cell>
            <draw:frame table:end-cell-address="maucisynth.K23" table:end-x="1.851cm" table:end-y="0.345cm" draw:z-index="0" draw:style-name="gr1" svg:width="16.496cm" svg:height="10.056cm" svg:x="1.162cm" svg:y="0.186cm">
              <draw:object draw:notify-on-update-of-ranges="maucisynth.A6:maucisynth.A11 maucisynth.B6:maucisynth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Git commit</text:p>
          </table:table-cell>
          <table:table-cell office:value-type="string">
            <text:p>cb772c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Self μs/call</text:p>
          </table:table-cell>
          <table:table-cell table:style-name="ce1" office:value-type="string">
            <text:p>Total μs/call</text:p>
          </table:table-cell>
          <table:table-cell/>
        </table:table-row>
        <table:table-row table:style-name="ro1">
          <table:table-cell office:value-type="string">
            <text:p>LFO::generateSound</text:p>
          </table:table-cell>
          <table:table-cell office:value-type="float" office:value="56.9">
            <text:p>56,9</text:p>
          </table:table-cell>
          <table:table-cell table:number-columns-repeated="2"/>
        </table:table-row>
        <table:table-row table:style-name="ro1">
          <table:table-cell office:value-type="string">
            <text:p>MainOsc::synthesizeFromWavetable</text:p>
          </table:table-cell>
          <table:table-cell office:value-type="float" office:value="43.71">
            <text:p>43,71</text:p>
          </table:table-cell>
          <table:table-cell table:number-columns-repeated="2"/>
        </table:table-row>
        <table:table-row table:style-name="ro1">
          <table:table-cell office:value-type="string">
            <text:p>Synth::generateSound</text:p>
          </table:table-cell>
          <table:table-cell office:value-type="float" office:value="20.61">
            <text:p>20,61</text:p>
          </table:table-cell>
          <table:table-cell table:style-name="ce3" office:value-type="float" office:value="280">
            <text:p>280</text:p>
          </table:table-cell>
          <table:table-cell/>
        </table:table-row>
        <table:table-row table:style-name="ro1">
          <table:table-cell office:value-type="string">
            <text:p>MainOsc::applyRelease</text:p>
          </table:table-cell>
          <table:table-cell office:value-type="float" office:value="9.72">
            <text:p>9,72</text:p>
          </table:table-cell>
          <table:table-cell table:number-columns-repeated="2"/>
        </table:table-row>
        <table:table-row table:style-name="ro1">
          <table:table-cell office:value-type="string">
            <text:p>MainOsc::applyAttack</text:p>
          </table:table-cell>
          <table:table-cell office:value-type="float" office:value="5.87">
            <text:p>5,87</text:p>
          </table:table-cell>
          <table:table-cell table:number-columns-repeated="2"/>
        </table:table-row>
        <table:table-row table:style-name="ro1">
          <table:table-cell office:value-type="string">
            <text:p>MainOsc::applyRetrigger</text:p>
          </table:table-cell>
          <table:table-cell office:value-type="float" office:value="5.84">
            <text:p>5,84</text:p>
          </table:table-cell>
          <table:table-cell table:number-columns-repeated="2"/>
        </table:table-row>
      </table:table>
      <table:table table:name="performancetests" table:style-name="ta1" table:print="false">
        <table:table-column table:style-name="co2" table:number-columns-repeated="7" table:default-cell-style-name="Default"/>
        <table:table-row table:style-name="ro1">
          <table:table-cell office:value-type="string">
            <text:p>Gprof results of program performancetests</text:p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performancetests.L20" table:end-x="0.661cm" table:end-y="0.344cm" draw:z-index="0" draw:style-name="gr1" svg:width="11.18cm" svg:height="8.071cm" svg:x="0.772cm" svg:y="0.371cm">
              <draw:object draw:notify-on-update-of-ranges="performancetests.B11:performancetests.E11 performancetests.A12:performancetests.A12 performancetests.B12:performancetests.E12 performancetests.A13:performancetests.A13 performancetests.B13:performancetests.E13 performancetests.A14:performancetests.A14 performancetests.B14:performancetests.E14 performancetests.A15:performancetests.A15 performancetests.B15:performancetests.E15 performancetests.A16:performancetests.A16 performancetests.B16:performancetests.E16 performancetests.A17:performancetests.A17 performancetests.B17:performancetests.E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envelope</text:p>
          </table:table-cell>
          <table:table-cell office:value-type="string">
            <text:p>self seconds of MainOscillator::applyEnvelope()</text:p>
          </table:table-cell>
          <table:table-cell table:number-columns-repeated="5"/>
        </table:table-row>
        <table:table-row table:style-name="ro1">
          <table:table-cell office:value-type="string">
            <text:p>wavetable</text:p>
          </table:table-cell>
          <table:table-cell office:value-type="string">
            <text:p>self seconds of MainOscillator::synthesizeFromWavetable()</text:p>
          </table:table-cell>
          <table:table-cell table:number-columns-repeated="5"/>
        </table:table-row>
        <table:table-row table:style-name="ro1">
          <table:table-cell office:value-type="string">
            <text:p>triangle</text:p>
          </table:table-cell>
          <table:table-cell office:value-type="string">
            <text:p>self seconds of MainOscillator::synthesizeTriangleWave()</text:p>
          </table:table-cell>
          <table:table-cell table:number-columns-repeated="5"/>
        </table:table-row>
        <table:table-row table:style-name="ro1">
          <table:table-cell office:value-type="string">
            <text:p>sawtooth</text:p>
          </table:table-cell>
          <table:table-cell office:value-type="string">
            <text:p>self seconds of MainOscillator::synthesizeSawtoothWave()</text:p>
          </table:table-cell>
          <table:table-cell table:number-columns-repeated="5"/>
        </table:table-row>
        <table:table-row table:style-name="ro1">
          <table:table-cell office:value-type="string">
            <text:p>pulse</text:p>
          </table:table-cell>
          <table:table-cell office:value-type="string">
            <text:p>self seconds of MainOscillator::synthesizePulseWave()</text:p>
          </table:table-cell>
          <table:table-cell table:number-columns-repeated="5"/>
        </table:table-row>
        <table:table-row table:style-name="ro1">
          <table:table-cell office:value-type="string">
            <text:p>generate</text:p>
          </table:table-cell>
          <table:table-cell office:value-type="string">
            <text:p>self seconds of MainOscillator::generateSound(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GCC1</text:p>
          </table:table-cell>
          <table:table-cell office:value-type="string">
            <text:p>GCC2</text:p>
          </table:table-cell>
          <table:table-cell office:value-type="string">
            <text:p>pointer1</text:p>
          </table:table-cell>
          <table:table-cell table:number-columns-repeated="2"/>
        </table:table-row>
        <table:table-row table:style-name="ro1">
          <table:table-cell office:value-type="string">
            <text:p>envelope</text:p>
          </table:table-cell>
          <table:table-cell table:number-columns-repeated="2" office:value-type="float" office:value="6.54">
            <text:p>6,54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string">
            <text:p>wavetable</text:p>
          </table:table-cell>
          <table:table-cell office:value-type="float" office:value="5.94">
            <text:p>5,94</text:p>
          </table:table-cell>
          <table:table-cell office:value-type="float" office:value="3.6">
            <text:p>3,6</text:p>
          </table:table-cell>
          <table:table-cell office:value-type="float" office:value="3.5">
            <text:p>3,5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string">
            <text:p>triangle</text:p>
          </table:table-cell>
          <table:table-cell office:value-type="float" office:value="4.29">
            <text:p>4,29</text:p>
          </table:table-cell>
          <table:table-cell office:value-type="float" office:value="2.53">
            <text:p>2,53</text:p>
          </table:table-cell>
          <table:table-cell office:value-type="float" office:value="1.66">
            <text:p>1,66</text:p>
          </table:table-cell>
          <table:table-cell office:value-type="float" office:value="1.64">
            <text:p>1,64</text:p>
          </table:table-cell>
          <table:table-cell table:number-columns-repeated="2"/>
        </table:table-row>
        <table:table-row table:style-name="ro1">
          <table:table-cell office:value-type="string">
            <text:p>pulse</text:p>
          </table:table-cell>
          <table:table-cell office:value-type="float" office:value="3.75">
            <text:p>3,75</text:p>
          </table:table-cell>
          <table:table-cell office:value-type="float" office:value="1.81">
            <text:p>1,81</text:p>
          </table:table-cell>
          <table:table-cell office:value-type="float" office:value="1.36">
            <text:p>1,36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string">
            <text:p>sawtooth</text:p>
          </table:table-cell>
          <table:table-cell office:value-type="float" office:value="3.03">
            <text:p>3,03</text:p>
          </table:table-cell>
          <table:table-cell office:value-type="float" office:value="1.36">
            <text:p>1,36</text:p>
          </table:table-cell>
          <table:table-cell office:value-type="float" office:value="1.22">
            <text:p>1,22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 office:value-type="string">
            <text:p>generate</text:p>
          </table:table-cell>
          <table:table-cell/>
          <table:table-cell office:value-type="float" office:value="0.11">
            <text:p>0,11</text:p>
          </table:table-cell>
          <table:table-cell office:value-type="float" office:value="0.09">
            <text:p>0,09</text:p>
          </table:table-cell>
          <table:table-cell office:value-type="float" office:value="0.11">
            <text:p>0,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original: no optimizations</text:p>
          </table:table-cell>
          <table:table-cell table:number-columns-repeated="6"/>
        </table:table-row>
        <table:table-row table:style-name="ro1">
          <table:table-cell office:value-type="string">
            <text:p>GCC1: compiler option -O2</text:p>
          </table:table-cell>
          <table:table-cell table:number-columns-repeated="6"/>
        </table:table-row>
        <table:table-row table:style-name="ro1">
          <table:table-cell office:value-type="string">
            <text:p>GCC2: compiler options -O2 -march=athlon-xp</text:p>
          </table:table-cell>
          <table:table-cell table:number-columns-repeated="6"/>
        </table:table-row>
        <table:table-row table:style-name="ro1">
          <table:table-cell office:value-type="string">
            <text:p>pointer1: pointer optimizations in waveform generator functions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Microseconds for ADSR curve generation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optimization1</text:p>
          </table:table-cell>
          <table:table-cell table:number-columns-repeated="4"/>
        </table:table-row>
        <table:table-row table:style-name="ro1">
          <table:table-cell office:value-type="string">
            <text:p>attack</text:p>
          </table:table-cell>
          <table:table-cell/>
          <table:table-cell office:value-type="float" office:value="18.08">
            <text:p>18,08</text:p>
          </table:table-cell>
          <table:table-cell table:number-columns-repeated="4"/>
        </table:table-row>
        <table:table-row table:style-name="ro1">
          <table:table-cell office:value-type="string">
            <text:p>decay</text:p>
          </table:table-cell>
          <table:table-cell/>
          <table:table-cell office:value-type="float" office:value="14.56">
            <text:p>14,56</text:p>
          </table:table-cell>
          <table:table-cell table:number-columns-repeated="4"/>
        </table:table-row>
        <table:table-row table:style-name="ro1">
          <table:table-cell office:value-type="string">
            <text:p>release</text:p>
          </table:table-cell>
          <table:table-cell office:value-type="float" office:value="27.55">
            <text:p>27,55</text:p>
          </table:table-cell>
          <table:table-cell office:value-type="float" office:value="8.88">
            <text:p>8,88</text:p>
          </table:table-cell>
          <table:table-cell table:number-columns-repeated="4"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aucisynth.A6:maucisynth.B1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.04.2012</text:date>, <text:time>14:10:1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31T16:12:58</meta:creation-date>
    <dc:date>2012-04-06T14:10:12</dc:date>
    <dc:creator>AT </dc:creator>
    <meta:editing-duration>PT02H28M43S</meta:editing-duration>
    <meta:editing-cycles>15</meta:editing-cycles>
    <meta:generator>OpenOffice.org/3.2$Linux OpenOffice.org_project/320m12$Build-9483</meta:generator>
    <meta:document-statistic meta:table-count="3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81cm" svg:height="8.072cm" xlink:href=".." chart:class="chart:line" chart:style-name="ch1">
        <chart:legend chart:legend-position="end" svg:x="9.012cm" svg:y="2.817cm" chart:style-name="ch2"/>
        <chart:plot-area chart:style-name="ch3" table:cell-range-address="performancetests.A11:performancetests.E17" chart:data-source-has-labels="both" svg:x="0.223cm" svg:y="0.161cm" svg:width="8.567cm" svg:height="7.589cm">
          <chart:axis chart:dimension="x" chart:name="primary-x" chart:style-name="ch4">
            <chart:categories table:cell-range-address="performancetests.B11:performancetests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tests.B12:performancetests.E12" chart:label-cell-address="performancetests.A12:performancetests.A12" chart:class="chart:line">
            <chart:data-point chart:repeated="4"/>
          </chart:series>
          <chart:series chart:style-name="ch7" chart:values-cell-range-address="performancetests.B13:performancetests.E13" chart:label-cell-address="performancetests.A13:performancetests.A13" chart:class="chart:line">
            <chart:data-point chart:repeated="4"/>
          </chart:series>
          <chart:series chart:style-name="ch8" chart:values-cell-range-address="performancetests.B14:performancetests.E14" chart:label-cell-address="performancetests.A14:performancetests.A14" chart:class="chart:line">
            <chart:data-point chart:repeated="4"/>
          </chart:series>
          <chart:series chart:style-name="ch9" chart:values-cell-range-address="performancetests.B15:performancetests.E15" chart:label-cell-address="performancetests.A15:performancetests.A15" chart:class="chart:line">
            <chart:data-point chart:repeated="4"/>
          </chart:series>
          <chart:series chart:style-name="ch10" chart:values-cell-range-address="performancetests.B16:performancetests.E16" chart:label-cell-address="performancetests.A16:performancetests.A16" chart:class="chart:line">
            <chart:data-point chart:repeated="4"/>
          </chart:series>
          <chart:series chart:style-name="ch11" chart:values-cell-range-address="performancetests.B17:performancetests.E17" chart:label-cell-address="performancetests.A17:performancetests.A1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erformancetests.B11:performancetests.E11">original</text:p>
              </table:table-cell>
              <table:table-cell office:value-type="string">
                <text:p>GCC1</text:p>
              </table:table-cell>
              <table:table-cell office:value-type="string">
                <text:p>GCC2</text:p>
              </table:table-cell>
              <table:table-cell office:value-type="string">
                <text:p>pointer1</text:p>
              </table:table-cell>
            </table:table-row>
          </table:table-header-rows>
          <table:table-rows>
            <table:table-row>
              <table:table-cell office:value-type="string">
                <text:p text:id="performancetests.A12:performancetests.A12">envelope</text:p>
              </table:table-cell>
              <table:table-cell office:value-type="float" office:value="6.54">
                <text:p text:id="performancetests.B12:performancetests.E12">6.54</text:p>
              </table:table-cell>
              <table:table-cell office:value-type="float" office:value="6.54">
                <text:p>6.54</text:p>
              </table:table-cell>
              <table:table-cell office:value-type="float" office:value="1.4">
                <text:p>1.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 text:id="performancetests.A13:performancetests.A13">wavetable</text:p>
              </table:table-cell>
              <table:table-cell office:value-type="float" office:value="5.94">
                <text:p text:id="performancetests.B13:performancetests.E13">5.94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 text:id="performancetests.A14:performancetests.A14">triangle</text:p>
              </table:table-cell>
              <table:table-cell office:value-type="float" office:value="4.29">
                <text:p text:id="performancetests.B14:performancetests.E14">4.29</text:p>
              </table:table-cell>
              <table:table-cell office:value-type="float" office:value="2.53">
                <text:p>2.53</text:p>
              </table:table-cell>
              <table:table-cell office:value-type="float" office:value="1.66">
                <text:p>1.66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 text:id="performancetests.A15:performancetests.A15">pulse</text:p>
              </table:table-cell>
              <table:table-cell office:value-type="float" office:value="3.75">
                <text:p text:id="performancetests.B15:performancetests.E15">3.75</text:p>
              </table:table-cell>
              <table:table-cell office:value-type="float" office:value="1.81">
                <text:p>1.81</text:p>
              </table:table-cell>
              <table:table-cell office:value-type="float" office:value="1.36">
                <text:p>1.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 text:id="performancetests.A16:performancetests.A16">sawtooth</text:p>
              </table:table-cell>
              <table:table-cell office:value-type="float" office:value="3.03">
                <text:p text:id="performancetests.B16:performancetests.E16">3.03</text:p>
              </table:table-cell>
              <table:table-cell office:value-type="float" office:value="1.36">
                <text:p>1.36</text:p>
              </table:table-cell>
              <table:table-cell office:value-type="float" office:value="1.22">
                <text:p>1.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 text:id="performancetests.A17:performancetests.A17">generate</text:p>
              </table:table-cell>
              <table:table-cell office:value-type="float" office:value="1.#NAN">
                <text:p text:id="performancetests.B17:performancetests.E17">1.#NAN</text:p>
              </table:table-cell>
              <table:table-cell office:value-type="float" office:value="0.11">
                <text:p>0.11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497cm" svg:height="10.057cm" xlink:href=".." chart:class="chart:circle" chart:style-name="ch1">
        <chart:title svg:x="5.853cm" svg:y="0.202cm" chart:style-name="ch2">
          <text:p>Functions running &gt;5 μs</text:p>
        </chart:title>
        <chart:subtitle svg:x="4.927cm" svg:y="0.906cm" chart:style-name="ch3">
          <text:p>6.4.2012 / git cb772c. Function self μs.</text:p>
        </chart:subtitle>
        <chart:legend chart:legend-position="end" svg:x="10.846cm" svg:y="3.422cm" chart:style-name="ch4"/>
        <chart:plot-area chart:style-name="ch5" table:cell-range-address="maucisynth.A6:maucisynth.B11" chart:data-source-has-labels="column" svg:x="0.329cm" svg:y="1.558cm" svg:width="11.66cm" svg:height="8.097cm">
          <chart:axis chart:dimension="x" chart:name="primary-x" chart:style-name="ch6">
            <chart:categories table:cell-range-address="maucisynth.A6:maucisynth.A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aucisynth.B6:maucisynth.B1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B</text:p>
              </table:table-cell>
            </table:table-row>
          </table:table-header-rows>
          <table:table-rows>
            <table:table-row>
              <table:table-cell office:value-type="string">
                <text:p text:id="maucisynth.A6:maucisynth.A11">LFO::generateSound</text:p>
              </table:table-cell>
              <table:table-cell office:value-type="float" office:value="56.9">
                <text:p text:id="maucisynth.B6:maucisynth.B11">56.9</text:p>
              </table:table-cell>
            </table:table-row>
            <table:table-row>
              <table:table-cell office:value-type="string">
                <text:p>MainOsc::synthesizeFromWavetable</text:p>
              </table:table-cell>
              <table:table-cell office:value-type="float" office:value="43.71">
                <text:p>43.71</text:p>
              </table:table-cell>
            </table:table-row>
            <table:table-row>
              <table:table-cell office:value-type="string">
                <text:p>Synth::generateSound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MainOsc::applyRelease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string">
                <text:p>MainOsc::applyAttack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MainOsc::applyRetrigger</text:p>
              </table:table-cell>
              <table:table-cell office:value-type="float" office:value="5.84">
                <text:p>5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